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8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7:10 h</text:p>
          </table:table-cell>
          <table:table-cell table:style-name="ce7" office:value-type="string" calcext:value-type="string">
            <text:p>32:05 h</text:p>
          </table:table-cell>
          <table:table-cell table:style-name="ce8" office:value-type="string" calcext:value-type="string">
            <text:p>-15.44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6:45 h</text:p>
          </table:table-cell>
          <table:table-cell table:style-name="ce7" office:value-type="string" calcext:value-type="string">
            <text:p>50:15 h</text:p>
          </table:table-cell>
          <table:table-cell table:style-name="ce8" office:value-type="string" calcext:value-type="string">
            <text:p>-27.3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6:30 h</text:p>
          </table:table-cell>
          <table:table-cell table:style-name="ce7" office:value-type="string" calcext:value-type="string">
            <text:p>47:00 h</text:p>
          </table:table-cell>
          <table:table-cell table:style-name="ce8" office:value-type="string" calcext:value-type="string">
            <text:p>-22.76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7:10 h</text:p>
          </table:table-cell>
          <table:table-cell table:style-name="ce7" office:value-type="string" calcext:value-type="string">
            <text:p>23:30 h</text:p>
          </table:table-cell>
          <table:table-cell table:style-name="ce8" office:value-type="string" calcext:value-type="string">
            <text:p>-26.60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1" office:value-type="string" calcext:value-type="string">
            <text:p>Make background module for the scroll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music to module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date" office:date-value="2019-04-01" calcext:value-type="date">
            <text:p>01/04/2019</text:p>
          </table:table-cell>
          <table:table-cell table:style-name="ce8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2h</text:p>
          </table:table-cell>
          <table:table-cell table:style-name="ce8" office:value-type="date" office:date-value="2019-04-04" calcext:value-type="date">
            <text:p>04/04/2019</text:p>
          </table:table-cell>
          <table:table-cell table:style-name="ce8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Add Module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11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it the opponent with hdk and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state machin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9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date" office:date-value="2019-04-08" calcext:value-type="date">
            <text:p>08/04/2019</text:p>
          </table:table-cell>
          <table:table-cell table:style-name="ce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45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Fade out fade i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0:45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1:1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0:20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Layout final project to do the tasks of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1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Make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orrect commit errors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the time of the animations count by frame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logic to have different hitboxes in each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1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7" office:value-type="string" calcext:value-type="string">
            <text:p>5:0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1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4-10" calcext:value-type="date">
            <text:p>10/04/19</text:p>
          </table:table-cell>
          <table:table-cell table:style-name="ce14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objet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14" calcext:value-type="date">
            <text:p>14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ame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ing collisions with proj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hange module Honda f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hit type i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t frames of each moveme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objects in the fro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ollisions with wall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Implement state machine in Player 2</text:p>
          </table:table-cell>
          <table:table-cell table:style-name="ce11" office:value-type="string" calcext:value-type="string">
            <text:p>Ferran, Jose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dule font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Semi-implementation of the time marker</text:p>
          </table:table-cell>
          <table:table-cell table:style-name="ce11" office:value-type="string" calcext:value-type="string">
            <text:p>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logic to add and remove the hitboxes of each frame in the charact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ght Timer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h</text:p>
          </table:table-cell>
          <table:table-cell table:style-name="ce11" office:value-type="string" calcext:value-type="string">
            <text:p>0:20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0:4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hange orientation hadoken player 2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mplementation of the UI and Blit of the KO ic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Treatment of time of task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ve the images of the wiki to the new assets folder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0:30 h</text:p>
          </table:table-cell>
          <table:table-cell table:style-name="ce14" office:value-type="date" office:date-value="2019-04-17" calcext:value-type="date">
            <text:p>17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smart camera</text:p>
          </table:table-cell>
          <table:table-cell table:style-name="ce11" office:value-type="string" calcext:value-type="string">
            <text:p>Jose, Adri, 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4" office:value-type="date" office:date-value="2019-04-18" calcext:value-type="date">
            <text:p>18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compose the UI spritesheet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Life bar implement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ivots to each animation and add correct frame count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rying to fix camera (NOT SUCCESSFUL)</text:p>
          </table:table-cell>
          <table:table-cell table:style-name="ce7" office:value-type="string" calcext:value-type="string">
            <text:p>Adria, 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collision boxes to standing, forwards, backward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amera (provisional, but working as intended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20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stage size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7" office:value-type="string" calcext:value-type="string">
            <text:p>Adding/Fixing Animations (idle, fwd,back,crouch,crouching,standing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-1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limits to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pair Countdown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2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lip CollisionsBox and pivot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45h</text:p>
          </table:table-cell>
          <table:table-cell table:style-name="ce14" office:value-type="date" office:date-value="2019-04-25" calcext:value-type="date">
            <text:p>25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Redo Module Fonts and create module U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5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dify state bo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Life bars movement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Module Fight and put logic to load the stage, player and interfac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5:30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Put logic to the UI module so that it works with the fight module and put win and lose condi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6H</text:p>
          </table:table-cell>
          <table:table-cell table:style-name="ce14" office:value-type="date" office:date-value="2019-04-27" calcext:value-type="date">
            <text:p>27/04/19</text:p>
          </table:table-cell>
          <table:table-cell table:style-name="ce14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animation get up, air reel, win and los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alibrate the jump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frames of invulnerability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Correct teleportation in the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peat animation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sh player without passing the limit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45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audios to the blows of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visibility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at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hadoken (together)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bug different damages for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15 h</text:p>
          </table:table-cell>
          <table:table-cell table:style-name="ce11" office:value-type="string" calcext:value-type="string">
            <text:p>0:15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rop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 2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audio bug in player 2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rouching Reel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Add colliders wall limit of the map and increase the invulnerabilities to 25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Win-Lose Stat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alling and getting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reset to animatio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idle and forward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5-07" calcext:value-type="date">
            <text:p>07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backward, lk and lp animation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20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neutral jump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Dhalsim animations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2:30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reel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victory anim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40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jumping and jumping lk, lp animation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Color variation for Dhalsim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2:0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pivot to Dhalsim animation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4" office:value-type="date" office:date-value="2019-05-12" calcext:value-type="date">
            <text:p>12/05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ve on Border Character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3:30 h</text:p>
          </table:table-cell>
          <table:table-cell table:style-name="ce15" office:value-type="date" office:date-value="2019-05-19" calcext:value-type="date">
            <text:p>19/05/19</text:p>
          </table:table-cell>
          <table:table-cell table:style-name="ce15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HK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1h</text:p>
          </table:table-cell>
          <table:table-cell table:style-name="ce15" office:value-type="date" office:date-value="2010-05-17" calcext:value-type="date">
            <text:p>17/05/10</text:p>
          </table:table-cell>
          <table:table-cell table:style-name="ce15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close standing and crouching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5 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Dhalsim Timers (all 6 normals, all 6 cr-normals)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4h</text:p>
          </table:table-cell>
          <table:table-cell table:style-name="ce15" office:value-type="date" office:date-value="2019-05-20" calcext:value-type="date">
            <text:p>20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ing almost all remaining Dhalsim Timers</text:p>
          </table:table-cell>
          <table:table-cell table:style-name="ce11" office:value-type="string" calcext:value-type="string">
            <text:p>Adrià</text:p>
          </table:table-cell>
          <table:table-cell table:number-columns-repeated="2" table:style-name="ce11" office:value-type="string" calcext:value-type="string">
            <text:p>4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/ implementing Dhalsim specials and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7 h</text:p>
          </table:table-cell>
          <table:table-cell table:style-name="ce7" office:value-type="string" calcext:value-type="string">
            <text:p>6 h</text:p>
          </table:table-cell>
          <table:table-cell table:style-name="ce15" office:value-type="date" office:date-value="2019-05-21" calcext:value-type="date">
            <text:p>21/05/19</text:p>
          </table:table-cell>
          <table:table-cell table:style-name="ce15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puts 8 direccion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10 h</text:p>
          </table:table-cell>
          <table:table-cell table:style-name="ce15" office:value-type="date" office:date-value="2019-05-16" calcext:value-type="date">
            <text:p>16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Preparar caja estados para golpes medium, fierce y defender de pi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6h</text:p>
          </table:table-cell>
          <table:table-cell table:style-name="ce11" office:value-type="string" calcext:value-type="string">
            <text:p>7h</text:p>
          </table:table-cell>
          <table:table-cell table:style-name="ce14" office:value-type="date" office:date-value="2019-05-06" calcext:value-type="date">
            <text:p>06/05/19</text:p>
          </table:table-cell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 Dhalsim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2:45 h</text:p>
          </table:table-cell>
          <table:table-cell table:style-name="ce14" office:value-type="date" office:date-value="2019-05-21" calcext:value-type="date">
            <text:p>21/05/19</text:p>
          </table:table-cell>
          <table:table-cell table:style-name="ce14" office:value-type="string" calcext:value-type="string">
            <text:p>1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rreglar saltos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h</text:p>
          </table:table-cell>
          <table:table-cell table:style-name="ce15" office:value-type="date" office:date-value="2019-05-22" calcext:value-type="date">
            <text:p>22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3"/>
          <table:table-cell table:style-name="ce16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/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 table:number-rows-repeated="78">
          <table:table-cell table:style-name="ce3" table:number-columns-repeated="8"/>
          <table:table-cell table:number-columns-repeated="1016"/>
        </table:table-row>
        <table:table-row table:style-name="ro2" table:number-rows-repeated="3">
          <table:table-cell table:style-name="ce3" table:number-columns-repeated="4"/>
          <table:table-cell table:number-columns-repeated="1020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5-22T02:00:10.386000000</dc:date>
    <meta:editing-cycles>63</meta:editing-cycles>
    <meta:editing-duration>PT7H23M7S</meta:editing-duration>
    <meta:document-statistic meta:table-count="1" meta:cell-count="612" meta:object-count="0"/>
  </office:meta>
</office:document-meta>
</file>